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DejaVu Math TeX Gyre" svg:font-family="'DejaVu Math TeX Gyre'" style:font-pitch="variable"/>
    <style:font-face style:name="URW Bookman" svg:font-family="'URW Bookman'" style:font-pitch="variable"/>
    <style:font-face style:name="Z003" svg:font-family="Z003"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fo:font-size="8pt" officeooo:rsid="00119139" officeooo:paragraph-rsid="00119139" style:font-size-asian="8pt" style:font-size-complex="8pt"/>
    </style:style>
    <style:style style:name="P2" style:family="paragraph" style:parent-style-name="Standard">
      <style:text-properties officeooo:rsid="000ea794" officeooo:paragraph-rsid="000ea794"/>
    </style:style>
    <style:style style:name="P3" style:family="paragraph" style:parent-style-name="Standard">
      <style:paragraph-properties fo:text-align="center" style:justify-single-word="false"/>
      <style:text-properties style:font-name="Z003" fo:font-weight="bold" officeooo:rsid="000ea794" officeooo:paragraph-rsid="000ea794" style:font-weight-asian="bold" style:font-weight-complex="bold"/>
    </style:style>
    <style:style style:name="P4" style:family="paragraph" style:parent-style-name="Standard">
      <style:text-properties officeooo:paragraph-rsid="000fb912"/>
    </style:style>
    <style:style style:name="P5" style:family="paragraph" style:parent-style-name="Standard">
      <style:text-properties officeooo:paragraph-rsid="0014d0df"/>
    </style:style>
    <style:style style:name="T1" style:family="text">
      <style:text-properties fo:font-size="16pt" style:text-underline-style="solid" style:text-underline-width="auto" style:text-underline-color="font-color" style:font-size-asian="16pt" style:font-size-complex="16pt"/>
    </style:style>
    <style:style style:name="T2" style:family="text">
      <style:text-properties style:font-name="Z003" fo:font-size="11pt" style:text-underline-style="none" officeooo:rsid="000ed289" style:font-size-asian="9.60000038146973pt" style:font-size-complex="11pt"/>
    </style:style>
    <style:style style:name="T3" style:family="text">
      <style:text-properties style:font-name="Z003" fo:font-size="11pt" style:text-underline-style="none" officeooo:rsid="000fb912" style:font-size-asian="9.60000038146973pt" style:font-size-complex="11pt"/>
    </style:style>
    <style:style style:name="T4" style:family="text">
      <style:text-properties style:font-name="Z003" fo:font-size="11pt" style:text-underline-style="none" officeooo:rsid="000edec9" style:font-size-asian="9.60000038146973pt" style:font-size-complex="11pt"/>
    </style:style>
    <style:style style:name="T5" style:family="text">
      <style:text-properties style:font-name="Z003" fo:font-size="11pt" style:text-underline-style="none" officeooo:rsid="0010474a" style:font-size-asian="9.60000038146973pt" style:font-size-complex="11pt"/>
    </style:style>
    <style:style style:name="T6" style:family="text">
      <style:text-properties style:font-name="Z003" fo:font-size="11pt" style:text-underline-style="none" officeooo:rsid="0011d0a7" style:font-size-asian="9.60000038146973pt" style:font-size-complex="11pt"/>
    </style:style>
    <style:style style:name="T7" style:family="text">
      <style:text-properties style:font-name="Z003" fo:font-size="11pt" style:text-underline-style="none" officeooo:rsid="0013811a" style:font-size-asian="9.60000038146973pt" style:font-size-complex="11pt"/>
    </style:style>
    <style:style style:name="T8" style:family="text">
      <style:text-properties style:font-name="Z003" fo:font-size="11pt" style:text-underline-style="none" officeooo:rsid="0014d0df" style:font-size-asian="9.60000038146973pt" style:font-size-complex="11pt"/>
    </style:style>
    <style:style style:name="T9" style:family="text">
      <style:text-properties style:font-name="Z003" fo:font-size="11pt" fo:font-style="normal" style:text-underline-style="solid" style:text-underline-width="auto" style:text-underline-color="font-color" fo:font-weight="normal" officeooo:rsid="000ed289" style:font-size-asian="9.60000038146973pt" style:font-style-asian="normal" style:font-weight-asian="normal" style:font-size-complex="11pt" style:font-style-complex="normal" style:font-weight-complex="normal"/>
    </style:style>
    <style:style style:name="T10" style:family="text">
      <style:text-properties style:font-name="Z003" fo:font-size="11pt" fo:font-style="normal" style:text-underline-style="solid" style:text-underline-width="auto" style:text-underline-color="font-color" fo:font-weight="normal" officeooo:rsid="0013811a" style:font-size-asian="9.60000038146973pt" style:font-style-asian="normal" style:font-weight-asian="normal" style:font-size-complex="11pt" style:font-style-complex="normal" style:font-weight-complex="normal"/>
    </style:style>
    <style:style style:name="T11" style:family="text">
      <style:text-properties style:font-name="Z003" fo:font-size="11pt" style:text-underline-style="solid" style:text-underline-width="auto" style:text-underline-color="font-color" officeooo:rsid="000fb912" style:font-size-asian="9.60000038146973pt" style:font-size-complex="11pt"/>
    </style:style>
    <style:style style:name="T12" style:family="text">
      <style:text-properties style:font-name="Z003" fo:font-size="11pt" style:text-underline-style="solid" style:text-underline-width="auto" style:text-underline-color="font-color" officeooo:rsid="0010474a" style:font-size-asian="9.60000038146973pt" style:font-size-complex="11pt"/>
    </style:style>
    <style:style style:name="fr1" style:family="graphic" style:parent-style-name="Graphics">
      <style:graphic-properties style:print-content="false" style:run-through="foreground" style:wrap="none" style:vertical-pos="middle" style:vertical-rel="paragraph" style:horizontal-pos="center" style:horizontal-rel="page"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 draw:name="Image1" text:anchor-type="char" svg:width="3.6898in" svg:height="0.7181in" draw:z-index="0"><draw:image xlink:href="../../U2D-Divine%20Annihilation/Assets/Resources/Sprites/Menus%20&amp;%20UI/title_applicaiton_gametitle.png" xlink:type="simple" xlink:show="embed" xlink:actuate="onLoad" draw:filter-name="&lt;All images&gt;" draw:mime-type="image/png"/></draw:frame><text:line-break/></text:p>
      <text:p text:style-name="P3"><text:span text:style-name="T1">Chapter 1 synopsis</text:span></text:p>
      <text:p text:style-name="P5"><text:span text:style-name="T9">Main characters in play</text:span><text:span text:style-name="T2"><text:line-break/>Howelfen AFA - Fox, Miyu, Casey, Sam<text:line-break/></text:span><text:span text:style-name="T6">UDC Mercenaries - Leader, ?, ?, ? (No names yet)</text:span><text:span text:style-name="T2"><text:line-break/><text:line-break/></text:span><text:span text:style-name="T10">Setup</text:span><text:span text:style-name="T2"><text:line-break/> </text:span><text:span text:style-name="T8">The planet is </text:span><text:span text:style-name="T7">Arcadi</text:span><text:span text:style-name="T8">a, also known as the Afterworld. Howelfen is a town on Arcadia where the main characters are from. Arcadia is locked in an “Eternal Autumn” where time doesn’t pass and the seasons and weather don’t change. The day and night are brought forth by a machine from the old-world called “The Artificer.” The rulers of each settlement protect and control the Artificer to ensure that the day-cycle continues. <text:line-break/> </text:span><text:span text:style-name="T3">F</text:span><text:span text:style-name="T2">ox, Miyu, Casey, &amp; Sam </text:span><text:span text:style-name="T3">are very good friends</text:span><text:span text:style-name="T2">. </text:span><text:span text:style-name="T3">T</text:span><text:span text:style-name="T4">hey have a </text:span><text:span text:style-name="T3">shared </text:span><text:span text:style-name="T4">passion for exploration, mystery, &amp; invention. </text:span><text:span text:style-name="T3">Sam has a crush on Casey, &amp; Casey has a crush on Sam, but they haven’t actually told each other. Sam &amp; Casey are part of the king’s guard. Casey is proficient with spears, while Sam is proficient with halberds. They joke about which is superior constantly. </text:span><text:span text:style-name="T5">Fox &amp; Miyu are skilled with old-world tech as well as magic. </text:span><text:span text:style-name="T7">Their goal <text:s/>is to uncover the past of their world and prove the truth that other realms exists outside their own.</text:span></text:p>
      <text:p text:style-name="P4"><text:span text:style-name="T2"><text:line-break/></text:span><text:span text:style-name="T11">Key events </text:span><text:span text:style-name="T12">(Not in order)</text:span><text:span text:style-name="T11"><text:line-break/></text:span><text:span text:style-name="T5">Casey &amp; Sam are sent to Sabine Grove (a neighboring town) on guard related business.<text:line-break/>On their way there, they fight a group of bandits.</text:span><text:span text:style-name="T3"><text:line-break/>Fox &amp; Miyu fight an abandoned surveillance drone (it’s old-world tech.)<text:line-break/>Fox obtains the pendent.<text:line-break/>Fox, Miyu, Casey, &amp; Sam </text:span><text:span text:style-name="T5">work together to link/power on the various gates around the forest.<text:line-break/>The Howelfen AFA group becomes aware that there is a looming threat related to uncovering their worlds past.<text:line-break/>In preparation they gain access to the Artificer (either by force or by persuasion)<text:line-break/>The Howelfen AFA group boards the train and trigger it’s departure.<text:line-break/>During it’s travel, the train is hijacked by the UDC mercenary group.<text:line-break/></text:span><text:span text:style-name="T6">Howelfen AFA &amp; the UDC Mercenaries engage in a battle and the train is destroyed in the process.<text:line-break/></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DejaVu Math TeX Gyre" svg:font-family="'DejaVu Math TeX Gyre'" style:font-pitch="variable"/>
    <style:font-face style:name="URW Bookman" svg:font-family="'URW Bookman'" style:font-pitch="variable"/>
    <style:font-face style:name="Z003" svg:font-family="Z003"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8pt" officeooo:rsid="00119139" officeooo:paragraph-rsid="00119139" style:font-size-asian="8pt" style:font-size-complex="8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Neverway 2022-03-11 | R1 | Liz Miyuna</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1T17:34:36.830073180</meta:creation-date>
    <dc:date>2022-03-11T19:41:35.977713686</dc:date>
    <meta:editing-duration>PT45M56S</meta:editing-duration>
    <meta:editing-cycles>5</meta:editing-cycles>
    <meta:generator>LibreOffice/7.0.4.2$Linux_X86_64 LibreOffice_project/00$Build-2</meta:generator>
    <meta:document-statistic meta:table-count="0" meta:image-count="1" meta:object-count="0" meta:page-count="1" meta:paragraph-count="5" meta:word-count="337" meta:character-count="1924" meta:non-whitespace-character-count="1583"/>
  </office:meta>
</office:document-meta>
</file>